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564cm" fo:margin-bottom="0.141cm" style:contextual-spacing="false" fo:line-height="138%" fo:text-align="justify" style:justify-single-word="false" style:writing-mode="lr-tb"/>
      <style:text-properties fo:font-variant="normal" fo:text-transform="none" fo:color="#434343" loext:opacity="100%" style:font-name="Times New Roman" fo:font-size="14pt" fo:font-style="normal" style:text-underline-style="solid" style:text-underline-width="auto" style:text-underline-color="font-color" fo:font-weight="normal" fo:background-color="transparent"/>
    </style:style>
    <style:style style:name="P2" style:family="paragraph" style:parent-style-name="Heading_20_4">
      <style:paragraph-properties fo:margin-left="0cm" fo:margin-right="0cm" fo:margin-top="0.494cm" fo:margin-bottom="0.141cm" style:contextual-spacing="false" fo:line-height="100%" fo:text-align="justify" style:justify-single-word="false" fo:text-indent="1.27cm" style:auto-text-indent="false" style:writing-mode="lr-tb"/>
      <style:text-properties fo:font-variant="normal" fo:text-transform="none" fo:color="#666666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3" style:family="paragraph" style:parent-style-name="Heading_20_4">
      <style:paragraph-properties fo:margin-left="0cm" fo:margin-right="0cm" fo:margin-top="0.494cm" fo:margin-bottom="0.141cm" style:contextual-spacing="false" fo:line-height="100%" fo:text-align="justify" style:justify-single-word="false" fo:text-indent="1.27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Heading_20_4">
      <style:paragraph-properties fo:margin-left="1.27cm" fo:margin-right="0cm" fo:margin-top="0.494cm" fo:margin-bottom="0.141cm" style:contextual-spacing="false" fo:line-height="100%" fo:text-align="justify" style:justify-single-word="false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00%" style:writing-mode="lr-tb"/>
    </style:style>
    <style:style style:name="P10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18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T1" style:family="text">
      <style:text-properties fo:font-variant="normal" fo:text-transform="none" fo:color="#666666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666666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ef830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style="italic" fo:background-color="transparent" loext:char-shading-value="0"/>
    </style:style>
    <style:style style:name="T10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11" style:family="text">
      <style:text-properties fo:font-weight="bold" fo:background-color="transparent" loext:char-shading-value="0"/>
    </style:style>
    <style:style style:name="T12" style:family="text">
      <style:text-properties officeooo:rsid="0010dd0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864c03fb-7fff-d0a3-9f15-19f176e1dc4b"/>CR du 05/10/2021</text:p>
      <text:p text:style-name="Text_20_body"/>
      <text:h text:style-name="P2" text:outline-level="4">Ordre du jour: </text:h>
      <text:p text:style-name="P4">Description du plan de travail au cours des 15 prochaines semaines de projet.</text:p>
      <text:h text:style-name="P3" text:outline-level="4"><text:span text:style-name="T1">Participants</text:span><text:span text:style-name="T2">:</text:span></text:h>
      <text:p text:style-name="P9"><text:span text:style-name="T3">    <text:tab/></text:span><text:span text:style-name="T4">Grégory Blanc, Christophe Kienner</text:span><text:span text:style-name="T5">t</text:span><text:span text:style-name="T4">, Lorenzo Nadal Santa, Samson Mazeau.</text:span></text:p>
      <text:h text:style-name="P5" text:outline-level="4">Date de la prochaine réunion:</text:h>
      <text:p text:style-name="P9"><text:span text:style-name="T3">    <text:tab/></text:span><text:span text:style-name="T6">Mardi 12/10/2021 à 14h30, même salle de réunion BBB.</text:span></text:p>
      <text:p text:style-name="P6"/>
      <text:h text:style-name="P1" text:outline-level="3">Points abordés:</text:h>
      <text:list xml:id="list76041434" text:style-name="L1">
        <text:list-item>
          <text:p text:style-name="P11">Proposition d’un plan de travail au cours de 15 semaines à venir (du 04/10/2021 au 25/10/2021)</text:p>
          <text:list>
            <text:list-item>
              <text:p text:style-name="P16"><text:span text:style-name="T9">Semaine 1 (04/10/2021) </text:span><text:span text:style-name="T8">: entraînement / documentation sur les différentes attaques XSS.</text:span></text:p>
            </text:list-item>
            <text:list-item>
              <text:p text:style-name="P16"><text:span text:style-name="T9">Semaine 2 à semaine 5 (du 11/10/2021 au 08/11/2021)</text:span><text:span text:style-name="T8">: Développement de la plateforme de test, comprenant le développement du front, du back, de la base de données et de la/les APIs.</text:span></text:p>
            </text:list-item>
            <text:list-item>
              <text:p text:style-name="P16"><text:span text:style-name="T9">Semaine 6 à semaine 9 (du 15/11/2021 au 06/12/2021)</text:span><text:span text:style-name="T8">: Implémentation des scénarios et attaques modernes sur la plateforme de test.</text:span></text:p>
            </text:list-item>
            <text:list-item>
              <text:p text:style-name="P16"><text:span text:style-name="T9">Semaine 10 à semaine 12 ( 13/12/2021</text:span><text:span text:style-name="T8"> </text:span><text:span text:style-name="T10">*vacances de Noël*</text:span><text:span text:style-name="T8"> </text:span><text:span text:style-name="T9">au 10/01/2022):</text:span><text:span text:style-name="T8"> Implémentation des détections des vulnérabilités.</text:span></text:p>
            </text:list-item>
            <text:list-item>
              <text:p text:style-name="P16"><text:span text:style-name="T9">Semaine 13 à semaine 14 (10/02/2022 au 25/01/2022)</text:span><text:span text:style-name="T8">: rédaction du rapport, phase de correction de code (si nécessaire) et préparation de la soutenance.</text:span></text:p>
            </text:list-item>
          </text:list>
        </text:list-item>
      </text:list>
      <text:p text:style-name="Text_20_body"/>
      <text:h text:style-name="P1" text:outline-level="3">Commentaires / remarques:</text:h>
      <text:list xml:id="list4275785699" text:style-name="L2">
        <text:list-item>
          <text:p text:style-name="P12">Le plan de travail est validé par Mr Blanc et Mr Kienner<text:span text:style-name="T12">t</text:span>, bonne découpe et bien équilibré. Bonne marge de manœuvre en cas d’imprévu.</text:p>
        </text:list-item>
      </text:list>
      <text:list xml:id="list110168817" text:style-name="L3">
        <text:list-item>
          <text:p text:style-name="P13">Ne pas oublier la semaine Procci qui est habituellement chargée.</text:p>
        </text:list-item>
        <text:list-item>
          <text:p text:style-name="P13">Essayer de finir les majeures points essentiels/importants du projet avant les vacances de Noël.</text:p>
        </text:list-item>
        <text:list-item>
          <text:p text:style-name="P13">Essayer d'avancer le projet et le rapport écrit en parallèle.</text:p>
        </text:list-item>
        <text:list-item>
          <text:p text:style-name="P13"><text:soft-page-break/>Il n’est pas nécessaire de dépenser deux semaines sur la réalisation d’attaques / challenges orientés XSS.</text:p>
        </text:list-item>
      </text:list>
      <text:list xml:id="list1420700949" text:style-name="L4">
        <text:list-item>
          <text:p text:style-name="P17"><text:span text:style-name="T8">Privilégié la plateforme WebAcademy pendant la </text:span><text:span text:style-name="T9">semaine 1</text:span><text:span text:style-name="T8">:    </text:span></text:p>
        </text:list-item>
      </text:list>
      <text:p text:style-name="P10"><text:a xlink:type="simple" xlink:href="https://portswigger.net/web-security" text:style-name="Internet_20_link" text:visited-style-name="Visited_20_Internet_20_Link"><text:span text:style-name="T7">https://portswigger.net/web-security</text:span></text:a></text:p>
      <text:list xml:id="list3414619227" text:style-name="L5">
        <text:list-item>
          <text:p text:style-name="P14">Possibilité de choisir certains challenges sur des plateformes de CTF (RootMe / HackTheBox, etc).</text:p>
        </text:list-item>
      </text:list>
      <text:list xml:id="list797017261" text:style-name="L6">
        <text:list-item>
          <text:p text:style-name="P18"><text:span text:style-name="T11">VIGILANCE: il ne faut absolument pas négliger les notions de défense, détection et filtrage des attaques qui est une pratique très professionnalisante. </text:span><text:span text:style-name="T8">Cela constitue une vraie valeur ajoutée pour le PFE et pour notre CV.</text:span></text:p>
        </text:list-item>
        <text:list-item>
          <text:p text:style-name="P15">Bien distinguer les attaques XSS stockées / réfléchies et DOM based qui s'exécutent côté client ou côté serveur. </text:p>
        </text:list-item>
      </text:list>
      <text:p text:style-name="Text_20_body"/>
      <text:h text:style-name="P1" text:outline-level="3">Objectif pour la prochaine réunion:</text:h>
      <text:p text:style-name="P8">Faire une restitution sur “qu’est ce qu’une attaque XSS?”, “comment s’implémente t-elle?”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5:10:28.758000000</meta:creation-date>
    <dc:date>2021-10-05T15:13:50.500000000</dc:date>
    <meta:editing-duration>PT1M54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7" meta:word-count="349" meta:character-count="2212" meta:non-whitespace-character-count="1889"/>
  </office:meta>
</office:document-meta>
</file>